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ZARRO QUISPE, NILA ANG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6227874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346836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ZARRO QUISPE, NILA ANG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6227874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346836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0/2021</text:p>
          </table:table-cell>
          <table:table-cell table:style-name="Tabla2.A3" office:value-type="string">
            <text:p text:style-name="P22">2494036</text:p>
          </table:table-cell>
          <table:table-cell table:style-name="Tabla2.D3" office:value-type="string">
            <text:p text:style-name="P23">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4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2:12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